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1ce8" officeooo:paragraph-rsid="00061ce8"/>
    </style:style>
    <style:style style:name="T1" style:family="text">
      <style:text-properties officeooo:rsid="000712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IDE THE BODY <text:span text:style-name="T1">(after the first div)</text:span></text:p>
      <text:p text:style-name="P1"/>
      <text:p text:style-name="P1">&lt;div&gt;</text:p>
      <text:p text:style-name="P1"><text:s text:c="12"/>&lt;p&gt;published: 16.05.2017, 22:07&lt;/p&gt;</text:p>
      <text:p text:style-name="P1"><text:s text:c="12"/>&lt;h2&gt;&lt;a href=""&gt;My first post&lt;/a&gt;&lt;/h2&gt;</text:p>
      <text:p text:style-name="P1"><text:s text:c="12"/>&lt;p&gt;I am working on Django Girls' really intuitive tutorials.&lt;br&gt; This is my first blog post. In it we'll talk about fables...&lt;br&gt;A fable is a short story, typically with animals as characters, conveying a moral. For instance Aesop's fables.&lt;br&gt;&lt;em&gt;Who is Aesop?&lt;/em&gt; Aesop is the name of the man credited with the authorship of a collection or book of <text:s/>fables.&lt;br&gt; Aesop was a slave who many believe lived in Samos,&lt;br&gt; a Greek island in the eastern Aegean Sea but others say he came from Ethiopia.&lt;br&gt; The name of his first owner was Xanthus. It is believed that he eventually became a free man.&lt;br&gt; In Aesop's biography Planudes describes Aesop an ugly, deformed dwarf, &lt;br&gt;and the famous marble statue at the Villa Albani in Rome depicts Aesop accordingly.&lt;br&gt;Stay tuned,we will read one of his stories in the next post.&lt;/p&gt;</text:p>
      <text:p text:style-name="P1"><text:s text:c="8"/>&lt;/div&gt;</text:p>
      <text:p text:style-name="P1"/>
      <text:p text:style-name="P1"><text:s text:c="8"/>&lt;div&gt;</text:p>
      <text:p text:style-name="P1"><text:s text:c="12"/>&lt;p&gt;published: 16.05.2017, 22:07&lt;/p&gt;</text:p>
      <text:p text:style-name="P1"><text:s text:c="12"/>&lt;h2&gt;&lt;a href=""&gt;My second post&lt;/a&gt;&lt;/h2&gt;</text:p>
      <text:p text:style-name="P1"><text:s text:c="12"/>&lt;p&gt;Hi there, it's great to see you again. As promised from last week,&lt;br&gt; let's dive right into Aesop's fable...We'll be kicking it old school;)&lt;/p&gt;</text:p>
      <text:p text:style-name="P1"/>
      <text:p text:style-name="P1"><text:tab/><text:tab/><text:tab/>&lt;p&gt;WHEN the fox and the lion first happen’d to meet,&lt;/p&gt;</text:p>
      <text:p text:style-name="P1"><text:tab/><text:tab/><text:tab/>&lt;p&gt;Poor Reynard fell down at his majesty’s feet,&lt;/p&gt;</text:p>
      <text:p text:style-name="P1"><text:tab/><text:tab/><text:tab/>&lt;p&gt;So great was the terror inspired;&lt;/p&gt;</text:p>
      <text:p text:style-name="P1"><text:tab/><text:tab/><text:tab/>&lt;p&gt;But the next time he met him, not quite so afraid,&lt;/p&gt;</text:p>
      <text:p text:style-name="P1"><text:tab/><text:tab/><text:tab/>&lt;p&gt;When the lion approach’d an obeisance he made,&lt;/p&gt;</text:p>
      <text:p text:style-name="P1"><text:tab/><text:tab/><text:tab/>&lt;p&gt;And after his health he inquired.&lt;/p&gt;&lt;br&gt;</text:p>
      <text:p text:style-name="P1"/>
      <text:p text:style-name="P1"><text:tab/><text:tab/><text:tab/>&lt;p&gt;But the third time he met him, “Old crony,” said he,&lt;/p&gt;</text:p>
      <text:p text:style-name="P1"><text:tab/><text:tab/><text:tab/>&lt;p&gt;“Pray whither so fast? I must say, to be free,&lt;/p&gt;</text:p>
      <text:p text:style-name="P1"><text:tab/><text:tab/><text:tab/>&lt;p&gt;That you’re grown somewhat cool and unkind.”&lt;/p&gt;</text:p>
      <text:p text:style-name="P1"><text:tab/><text:tab/><text:tab/>&lt;p&gt;The dignified lion deign’d not a reply;&lt;/p&gt;</text:p>
      <text:p text:style-name="P1"><text:tab/><text:tab/><text:tab/>&lt;p&gt;But taking the fox to a river hard by,&lt;/p&gt;</text:p>
      <text:p text:style-name="P1"><text:tab/><text:tab/><text:tab/>&lt;p&gt;Cool’d him, both in body and mind.&lt;/p&gt;</text:p>
      <text:p text:style-name="P1"/>
      <text:p text:style-name="P1"><text:tab/><text:tab/><text:tab/>&lt;p&gt;Thought the fox, whilst emerging in woe-begone state,&lt;/p&gt;</text:p>
      <text:p text:style-name="P1"><text:tab/><text:tab/><text:tab/>&lt;p&gt;“This comes of one’s making too free with the great.”.&lt;/p&gt;</text:p>
      <text:p text:style-name="P1"><text:s text:c="8"/>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0:39:30.348769124</meta:creation-date>
    <dc:date>2017-05-18T10:47:04.425349970</dc:date>
    <meta:editing-duration>PT7M3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303" meta:character-count="2035" meta:non-whitespace-character-count="1618"/>
  </office:meta>
</office:document-meta>
</file>